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3230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3230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32304" style:font-size-asian="10.5pt" style:font-weight-asian="normal" style:font-size-complex="12pt" style:font-weight-complex="normal"/>
    </style:style>
    <style:style style:name="T1" style:family="text">
      <style:text-properties officeooo:rsid="001323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from 12 Aug to 19 Aug 2013</text:span></text:p>
      <text:list xml:id="list5614311058656791473" text:style-name="L1">
        <text:list-item>
          <text:p text:style-name="P3"><text:span text:style-name="T1">Run the Box programme and see the result with VisIt</text:span></text:p>
        </text:list-item>
        <text:list-item>
          <text:p text:style-name="P3"><text:span text:style-name="T1">Try to find a conical micromodulus for a 3 dimenentional Peridynamics Model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man zarreh</meta:initial-creator>
    <meta:creation-date>2013-08-14T13:36:00</meta:creation-date>
    <dc:date>2013-08-14T13:52:54</dc:date>
    <dc:creator>hooman zarreh</dc:creator>
    <meta:editing-duration>PT1M43S</meta:editing-duration>
    <meta:editing-cycles>1</meta:editing-cycles>
    <meta:document-statistic meta:table-count="0" meta:image-count="0" meta:object-count="0" meta:page-count="1" meta:paragraph-count="3" meta:word-count="32" meta:character-count="159" meta:non-whitespace-character-count="132"/>
    <meta:generator>LibreOffice/4.0.2.2$Linux_X86_64 LibreOffice_project/400m0$Build-2</meta:generator>
  </office:meta>
</office:document-meta>
</file>